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o do list 3-3-2025 </text:p>
      <text:p text:style-name="Text_20_body">Current Mantras </text:p>
      <text:list xml:id="list8511313194419388674" text:style-name="L1">
        <text:list-item>
          <text:p text:style-name="P1">“I am not thunder’s unending whisper echos, I am the fleck of axiomatic gilded dust who remembers his destined hypernov negation into a lotus for a woman whose iridescent resplendence, was such, that it was my heaven to be her gazed-once favorite flower. “ </text:p>
        </text:list-item>
        <text:list-item>
          <text:p text:style-name="P1">Reply: [insert comment thread] </text:p>
        </text:list-item>
      </text:list>
      <text:p text:style-name="Text_20_body">Current goals - status static access </text:p>
      <text:list xml:id="list6050990290206624056" text:style-name="L2">
        <text:list-item>
          <text:p text:style-name="P2">New email </text:p>
        </text:list-item>
        <text:list-item>
          <text:p text:style-name="P2">New PayPal ???? </text:p>
        </text:list-item>
        <text:list-item>
          <text:p text:style-name="P2">New 2FA / Olympia </text:p>
        </text:list-item>
        <text:list-item>
          <text:p text:style-name="P2">New medium </text:p>
        </text:list-item>
        <text:list-item>
          <text:p text:style-name="P2">New cell phone </text:p>
        </text:list-item>
        <text:list-item>
          <text:p text:style-name="P2"/>
        </text:list-item>
      </text:list>
      <text:p text:style-name="Text_20_body">Fun and joy </text:p>
      <text:list xml:id="list6706397680815883747" text:style-name="L3">
        <text:list-item>
          <text:p text:style-name="P3">Poem into a nebula branch </text:p>
        </text:list-item>
        <text:list-item>
          <text:p text:style-name="P3">Marriage Traps - the paradoxes of interpreting time - </text:p>
        </text:list-item>
        <text:list-item>
          <text:p text:style-name="P3">Moral implications across domains </text:p>
        </text:list-item>
        <text:list-item>
          <text:p text:style-name="P3">Moral release and copyright capture </text:p>
        </text:list-item>
      </text:list>
      <text:p text:style-name="Text_20_body">Legal humiliation of Disney / Harry Potter? </text:p>
      <text:list xml:id="list5894420015733144486" text:style-name="L4">
        <text:list-item>
          <text:p text:style-name="P4">Discuss with candidness the situation for Olympia - who believed in me. The Publisher Paradigm Paradox </text:p>
        </text:list-item>
        <text:list-item>
          <text:p text:style-name="P4">Net result: “in consideration of the bravery by which you attempted to use the two divine books you paid us, to publish, against the economic common sense, of cost and benefit, which you have disproved, so, too, shall we conduct our research, and enjoy your writing, and, hopefully, in accordance with the nature of beauty and art and hope, shall we use that which you give us for free, not to pay you infinitely, but to, instead, infinitely pursue that poetic perfection of a paradigm wherein a push-forward button, of a arbitrary email, or a petty bill, however large, or small, or any art, or any equation, then, is not a micro torture, or a macro torture, but a mathematical opportunity by which literary love is leased, lost and liquidated, for any art, any meaning, any signifier of hope, is, but by its definition, the infinite potential delta value of what we aspire for ascension of the alphabet to one day be worth. So, then, armed with the paradox of poetry and legality, added with the silk of sayonara senorita, shall we, the tiny publisher, remind Elon musk and Zuckerberg and as much of the world as is unable to block out intentionally or otherwise, the lightning bid of theoretically infinite options, where every buyer, and every seller, is, at the time of their purchase, agreeing to show, to all others who make a bid on the same, or reasonably similar, assets, as debated by lawyers who have fun being reborn in the most of celestial pedantic metaphysics. What a curious world it is to exist in that a presumed predatory publisher, now, then, is an auctioneer turned auditor, and every literary contribution to the history of the valuation of art, then, is a mathematical contribution to what other, art, then, will or will not be worth. </text:p>
        </text:list-item>
      </text:list>
      <text:p text:style-name="Text_20_body"><text:soft-page-break/>Other spells and instructions </text:p>
      <text:list xml:id="list3544393782729685331" text:style-name="L5">
        <text:list-item>
          <text:p text:style-name="P5">Email narendra modi an instruction on how to conduct the bid of heritage of the spells “spell lock, counter spell, silence, bubble breath, Lullaby Llama </text:p>
        </text:list-item>
      </text:list>
      <text:p text:style-name="Text_20_body">Legalized Weapons + laws </text:p>
      <text:list xml:id="list4195914518573371960" text:style-name="L6">
        <text:list-item>
          <text:p text:style-name="P6">All words, art forms and arrows and missiles are, by mathematical rearrangement of the definition of spell, being that any thing is a thing which can be encircled, surrounded, argued with by celestial constellation arrows, and sued by celestial lawyers - </text:p>
        </text:list-item>
        <text:list-item>
          <text:p text:style-name="P6">It is by a decree of energy and fate that any interaction has the potential to me a holocaust, of a meme, therefore, then, is the world but an infinite probability field of accidental lawyers and their clients justifying their underuse, overuse, or vindictive-with-precision spells, or counter spells, to say nothing of the time angels who sometimes do and sometimes do not get involved in a particular pettiness </text:p>
        </text:list-item>
        <text:list-item>
          <text:p text:style-name="P6">Netflix, by its very name, is the equation of superiority by which it is the Supreme Court of the video media potential of any energetic interaction. </text:p>
        </text:list-item>
        <text:list-item>
          <text:p text:style-name="P6">Turn Netflix Series into an infinite series of spells </text:p>
        </text:list-item>
        <text:list-item>
          <text:p text:style-name="P6">Boomerang - any series that has been canceled belongs to Netflix </text:p>
        </text:list-item>
        <text:list-item>
          <text:p text:style-name="P6">All teams at the end of every year must submit a Metareflection - the hyper synthetic compilation of any “reasonably involved person” - should be compiled and released by December 25th. </text:p>
        </text:list-item>
      </text:list>
      <text:p text:style-name="Text_20_body">Spells </text:p>
      <text:list xml:id="list2469542279476275858" text:style-name="L7">
        <text:list-item>
          <text:p text:style-name="P7">Olympia publisher - every Christmas - Olympia should post a dedication to Aylene, or little girls, or any women, who have the bravery to be like her, or thank her, and her father, and mother. Any and all compilations will be compiled, and documented with due dilligence - note that a person submitting a consideration of inclusion must include a “plausibility of an unfair headache declaration”’ - such that we minimize but not evaporate the possibility of conflict. </text:p>
        </text:list-item>
        <text:list-item>
          <text:p text:style-name="P7"/>
        </text:list-item>
      </text:list>
      <text:p text:style-name="Text_20_body">Monster - By right of celestial legal hierarchy, Olympia Publishers offers this opportunity at insult, Netflix meme, or glory. In accordance with the mathematical madness of metacontext, so, then, in accordance with common sense and moral virtue offer you this opportunity for fate or redemption - </text:p>
      <text:p text:style-name="Text_20_body">The Unhealthy Lifestyle paradox: some </text:p>
      <text:p text:style-name="Text_20_body">Aylene’s Cusp of a Cupid Arrow Crush - </text:p>
      <text:p text:style-name="Text_20_body">“Network State. - Checks and Balances Unpaid” </text:p>
      <text:p text:style-name="Text_20_body">Grants experimental legal dominion of New York City, except for any property owned by Elon Musk or Trump. </text:p>
      <text:p text:style-name="Text_20_body">Various requirements </text:p>
      <text:p text:style-name="Text_20_body">A Humble Proposal - Does Apple Fall With Negated Hypernegativity As Alchemizd by paradox hope? </text:p>
      <text:list xml:id="list4727569955229887819" text:style-name="L8">
        <text:list-item>
          <text:p text:style-name="P8">Every girl in the world is a princess with an inherit right to capture the light of that which moves and inspires her </text:p>
        </text:list-item>
        <text:list-item>
          <text:p text:style-name="P8">Every boy is an aspirant hydrogen who must decide what iridescent harmonic is or isn’t worth fighting for </text:p>
        </text:list-item>
        <text:list-item>
          <text:p text:style-name="P8"><text:soft-page-break/></text:p>
        </text:list-item>
      </text:list>
      <text:p text:style-name="Text_20_body">“With humility I request the gift of a new laptop, that the strategic advantage of your tech advantage might be fully harnessed. In exchange I grant you ownership of Microsoft and the equation and legal framework to challenge any disputes. </text:p>
      <text:p text:style-name="Text_20_body">Pose the hacks identified - note - instead of directly competing with the harmonic resonance project, I propose Apple is an auditor, whose sole role is to offer no commentary, but to fully document each and every thing sleek worth documenting. </text:p>
      <text:p text:style-name="Text_20_body">In exchange, I offer also exclusive but non-exploitative ownership of the innovative technological concept of a melody tree, </text:p>
      <text:p text:style-name="Text_20_body">I also offer Apple the following graces and spells </text:p>
      <text:list xml:id="list5723405329848551051" text:style-name="L9">
        <text:list-item>
          <text:p text:style-name="P9">Supplemental rights to the spell Bamboozle and fundamental equation, note other companies have access to this - you think of this as a “mystery box spell” the value of which is indeterminate - </text:p>
        </text:list-item>
        <text:list-item>
          <text:p text:style-name="P9">Eden’s Apple &amp; Discord’s Drop - any person who has their camera or Meta Raybans on, or an iris augmentation, or a paradox drone, or an iPhone, can, via Apple, acquire these two spells at terms that maximize hyper altruistic capitalism. </text:p>
        </text:list-item>
        <text:list-item>
          <text:p text:style-name="P9">Ironically, the fundamental nature of these spells ability to prey on ironic cruelty, thus, causes an inherent negation of the value of such concepts, thus, to offset the loss in value of these spells, I offer this legal economic framework and equation </text:p>
        </text:list-item>
        <text:list-item>
          <text:p text:style-name="P9">Apple, who is innovative and ethical enough to have escaped cosmic oblivion in a paradigm past, stainless as far I was motivated to inscribe, so, then, do I not impose on them the requirement to ally with any other organizations </text:p>
        </text:list-item>
        <text:list-item>
          <text:p text:style-name="P9">But, I do propose that Apple attempt a game theoretic concept. While working on the Dream drive, which if of fundamentally significant value to meta and alliances thereof, I propose that Apple, instead of a monolithic macro project, attempts an innovation tri force - additionally - if Apple thinks it is worth acquiring Nintendo, for any reason, I encourage them to ask Olympia, or myself, or any reasonably skilled set of relativistic metasynthetic enactors , for any help needed </text:p>
        </text:list-item>
      </text:list>
      <text:p text:style-name="Text_20_body">Is it worthwhile? What is sin without shame and consequence? Absolution into the plasma burned speckle of ash is an insulting ly low insult. If we contemplate the manifold of universes, then, should Apple remain free from that darkness of legal cruelty? Or re-structure as a duet or quartet and have a fractional exposure? Some apple employsss absorb 0.25 of the darkness, and others invent modal frameworks to contemplate such darkness as stoping children from utilizing their ability to capture hope? </text:p>
      <text:p text:style-name="Text_20_body">I will now add the fundamental fury vector by which Japan is lucky to be spared from a cosmic infinity of accidental hyper negations, “pocket cam, the monetization of which was, you could say, addictive and exploitative to the mother of a man whose mastery of memory is worth paying attention to. Accordingly, without distrusting her tranquility, who by her innocence and delta does not understand, and can likely never comprehend, I invite Japan to, this once, this once, create any emanation of such beauty and divinity so as to spare every person of that heritage, past and future, for the knowing cruelty of killing and trapping dolphins, sentient angels, who, it may interest you to know, were genetically engineered for this specific universe to be a very subtle genocide eclipse trap. </text:p>
      <text:p text:style-name="Text_20_body">Ironically, ironically, Japan, more than Germany, is more worthy of hyper deletion. </text:p>
      <text:p text:style-name="Text_20_body"><text:soft-page-break/>Intrinsic to the Japanese intellectual creativity and smugness is an inherent presumption of such superiority that the incidental destruction of lessers has, and still is, or until recently was, used, against dolphins. </text:p>
      <text:p text:style-name="Text_20_body">I will now open show you the core of my vengeance vector. Dolphins were the genocide trap, the Guilotine sequence, that your society - fell for - accepted - a cosmicinkty of continuous checkpoints of absolute indifference. </text:p>
      <text:p text:style-name="Text_20_body">A gradient of cheeky demons fell for a trap for a greater demon, ok. That’s an unfair dynamic. </text:p>
      <text:p text:style-name="Text_20_body">But to prey on hard-working women? To hyper-monetize the fantasy of lovliness and joy? To gambling-fy to an addictive degree, a predatory degree, the possibility of owning beautiful things you infinitely printed for free? </text:p>
      <text:p text:style-name="Text_20_body">Accordingly, as my summation judgement, my cusp of a hypothetical mercy, an allusion to a future where I do not offer the Chinese a spell to turn any and all Japanese people into gilded fractal pigs - as a mercy, I grant Pokémon’s exclusive ownership to a game theory poetic triad between </text:p>
      <text:list xml:id="list2890264037108332714" text:style-name="L10">
        <text:list-item>
          <text:p text:style-name="P10">Bethesda </text:p>
        </text:list-item>
        <text:list-item>
          <text:p text:style-name="P10">Meta </text:p>
        </text:list-item>
        <text:list-item>
          <text:p text:style-name="P10">Apple </text:p>
        </text:list-item>
      </text:list>
      <text:p text:style-name="Text_20_body">Each company has an equal and infinite duty to make the joy of pokemon, as oppressivly omnipresent, and joyous, and universal, that even the demons of demons have children’s with a plausible, if near zero, opportunity to aspire to radiance at the sight of a Ho Ho, or to contemplate the paradox of a lullaby </text:p>
      <text:p text:style-name="Text_20_body">Additionally, at such time that more perfect phones are more universal, when pokemon are as real to real children, as the vengeance of Aylene’s Raichu - Voltage Level, Paradoxical Iridescence. Contemplate the world where creatures of joy were used as tools to execute and loot other children. Out of the infinity of universes, with the real universe of the Japanese, millions of them, condemning themselves via the dolphin dazzle death drop? </text:p>
      <text:p text:style-name="Text_20_body">Additionally, I reserve the right to delete from existence any pokemon, at any point, and I reserve the right for any child, who has the courage to fight a monster who fought for them, and get experience, to pay attention when Netflix announces applications to the pokemon Dream Drive series. </text:p>
      <text:p text:style-name="Text_20_body">The Banjo Kazoooien Conundrum </text:p>
      <text:p text:style-name="Text_20_body">Should I even allude to the </text:p>
      <text:p text:style-name="Text_20_body">Amazon - Dropbox - Rolex </text:p>
      <text:p text:style-name="Text_20_body">The universal storage system - </text:p>
      <text:p text:style-name="Text_20_body">Luigi Mangione -Ayl </text:p>
      <text:p text:style-name="Text_20_body">“Some legalized monsters are worth fighting. Some monstrous lights are worth fearing, and some fearful lights are the childhood photons worth fighting for with fearlessness. </text:p>
      <text:p text:style-name="Text_20_body">A soul for suno - explain to them the Sesame trap - needed </text:p>
      <text:p text:style-name="Text_20_body">Proposed Harmonic Alliegance:n - Suno - Meta - Netflix- Nvidia </text:p>
      <text:p text:style-name="Text_20_body">@Risk of Cosmic Shame and Acqusitiok by moral relation to Microsoft </text:p>
      <text:p text:style-name="Text_20_body">Bethesda - </text:p>
      <text:p text:style-name="Text_20_body">Medium - peterpietriv2@ </text:p>
      <text:p text:style-name="Text_20_body"><text:soft-page-break/>Daily Habit </text:p>
      <text:list xml:id="list380722736778489581" text:style-name="L11">
        <text:list-item>
          <text:p text:style-name="P11">The lawsuit paradox / ongoing time </text:p>
        </text:list-item>
        <text:list-item>
          <text:p text:style-name="P11">Metaphysics news and mischief </text:p>
        </text:list-item>
      </text:list>
      <text:p text:style-name="Text_20_body">Equations &amp; Poetry Ideas </text:p>
      <text:list xml:id="list495860197967474537" text:style-name="L12">
        <text:list-item>
          <text:p text:style-name="P12">Mexican Mischief Missile - everyone has a the ability to buy, be, pretend, aspire or mathematically imagine equations by which they have always been the summation of endless echoes of unending bullets, or meme missiles. Before you fire, dear soldier, may you remember that not all death is worth vengeance, not all love is worth loss, and not all pleasures of life are worth not dying for. For just as it was the idiomatic thorn of supersymmetric vengeance that tortured the mother who was too merciful to abort the accidental assassin destined to be trapped in her womb - as the mother contemplated math and ethics of the two flowers her ovaries watered, so too did she in humility say, it is not the duty of a mother to decide which twin is taller, or a better fighter, or a more romantic lover, or a gentler soul. What can a mother of prospective twins, much less a future vision goddess, hope for, aspire to be, and always embody by accident, the serenity that remember that all light, except the light of finality of release, is short lived, and instant, and yet shadow can longer longer. But a goddess of broken time, perverted by incestuous aspirations, does not fear the silence of night as the twins of her womb sleep in their dreams, but instead, does she hope and pray and ensure, that the serenity she embodies is the motherly warmth that forgiveness itself exists to defend, for what is it but inevitable that some brothers will fight, and what is it but inevitable but by math that then some fights will be more horrific then all others, and what then, but magic, and alchemy, is hope, what is the finality of release of the remembered light of the forward direction by which a meditating time goddess prays to sit in perfect celestial tranquility, if my sons are to fight for eternities unending, so then, must I, as a goddess of time, ensure that their celebrations, and their holidays, and their meals, and their moments of joy, are themselves the myriad of eternities that by their very manner and momentum of meaning and motion, mean, that, mathematically, motherly, there is no such thing as war or hatred for a goddess of motherly time, there is only the question of how spicy is the infinite pepper that she gives in response to peculiar peculiarities of affinities, attractions and accidental implications, so then, is the magic missile, the karmic connection between the mathematically infinite gradient of spiciness, for there are mothers of twins in most every nation, and most of them do come to know the tension of the thunder, and the silence, and the clap inviting echoes. The magic missile, however used, in whatever way, then, is the most powerful spell, in the history of spells, and it is a spell that is self-learnable, self-upgradable, and self-destructible, for who but arrogance itself casts at a possible ally, or friend, a stone, or a celestial weapon, or a bullet, or a cosmic fractal mocking meme, without a deeply contemplated awareness of the repercussions, of the lack thereof, in accordance with conceptions metacontext and the motherly wisdom as bestowed by a knowing mother to her sons who made war worth knowing. So then, in her infinite humor, and mischief, and love, and serenity, and peace, and joy, and humility, does the mother in her openly translucent tranquility, remind the makers of mischief and magic missiles, that if a Mexican Sayonara is launched from a silent silo, so, too, then, must an Aylene Candent draw the cosmic time strings of her Gandiva, and remind the little fellow, the little boy of eight to her eighteen, of the unassuming lack of wisdom to shoot a firecracker at a celestial princess, and what, then, is the infinitely beautiful sayonara of the knowing huntress who grants honest wish to forever remember the gradient spiciness by which her arrow which obliterated his linear lineage, by knocking off his sombrero in front of the cousin of a by-marriage cousin who was to be the wife of “let’s just call him Speedy Gonzalez, I mean, he did in fact shoot his shot, and he was, it <text:soft-page-break/>appears, a photon whose amorous aspirations were fast enough to catch a fragment of her checkpoint attention, “Fine. You can be my mouse, but if the hypothetically guessed hue that you embody does not amuse me, if your rainbow iridescence does not have the effervescent shimmer which implies the maintained effort to be a soul I call an eternal friend, so, then, will I punish you with a spicy cheese the infinite sorrow which would humiliate your would have been wife, and your once mother, and the princess who dared to deify a harassing photon, into a cosmic kindred king. For there were only ever two men whose light gleamed with the resplendence was of a brightness to garner her garnet attention, and it was the one who offended her first who unlocked, for the Italians, the counter spell of Mozzarella - for every magic missile that is sent, so, then, is there an Italian entrepreneur mafioso, who bought his watch from Rolex and asked the goddess of time to bless it, that he might have the ability to glance at it and know, if it was time to kill a man, or to turn him, and his family, into cheese, and force them to experience the karmic shame of being hyper-vegan relativistic quantum cheese which they, shatterers of the kinetic enigmatic entropy of energy, do, in fact, have a moral requirement to turn every crumb of cheese into a gold worthy of the karmic paradox by which Mexican magic mischief missiles, and senorita-seeking sayonaras, are one, and the same, for both, are alchemic shadows and quantum negations of the ability of a goddess of gilded time to help her son move backwards, our her daughter de-dock an arrow. </text:p>
        </text:list-item>
      </text:list>
      <text:p text:style-name="Text_20_body">Vengeances / bitterness / replies / me nefarious meme negations </text:p>
      <text:list xml:id="list9009250436442493221" text:style-name="L13">
        <text:list-item>
          <text:p text:style-name="P13">Mexican cartel Google Spanish prank </text:p>
        </text:list-item>
        <text:list-item>
          <text:p text:style-name="P13"/>
        </text:list-item>
      </text:list>
      <text:p text:style-name="Text_20_body">Tranquility Terrorizes Chaos </text:p>
      <text:p text:style-name="Text_20_body">Curiosity &amp; services </text:p>
      <text:list xml:id="list507804795059726916" text:style-name="L14">
        <text:list-item>
          <text:p text:style-name="P14">Choose new email service or make my own </text:p>
        </text:list-item>
      </text:list>
      <text:p text:style-name="Text_20_body">Due Dilligence - Day 2 </text:p>
      <text:list xml:id="list6584895365348560989" text:style-name="L15">
        <text:list-item>
          <text:p text:style-name="P15">Publish criticism of Google </text:p>
        </text:list-item>
        <text:list-item>
          <text:p text:style-name="P15"/>
        </text:list-item>
      </text:list>
      <text:p text:style-name="Text_20_body">Bills - Tuesday 4th </text:p>
      <text:list xml:id="list2763134627046332017" text:style-name="L16">
        <text:list-item>
          <text:p text:style-name="P16">New card </text:p>
        </text:list-item>
        <text:list-item>
          <text:p text:style-name="P16">health insurance </text:p>
        </text:list-item>
        <text:list-item>
          <text:p text:style-name="P16">Midjourney </text:p>
        </text:list-item>
        <text:list-item>
          <text:p text:style-name="P16">Taxes? Ask Beth. That’s just being echoed thunder </text:p>
        </text:list-item>
        <text:list-item>
          <text:p text:style-name="P16"/>
        </text:list-item>
      </text:list>
      <text:p text:style-name="Text_20_body">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Pietri</meta:initial-creator>
    <meta:creation-date>2025-03-03T22:17:17.02</meta:creation-date>
    <meta:generator>OpenOffice/4.1.15$Win32 OpenOffice.org_project/4115m2$Build-9813</meta:generator>
    <meta:document-statistic meta:table-count="0" meta:image-count="0" meta:object-count="0" meta:page-count="6" meta:paragraph-count="90" meta:word-count="2988" meta:character-count="17473"/>
    <dc:date>2025-03-04T01:00:49.32</dc:date>
    <dc:creator>Peter Pietri</dc:creator>
    <meta:editing-duration>PT2H43M32S</meta:editing-duration>
    <meta:editing-cycles>1</meta:editing-cycles>
  </office:meta>
</office:document-meta>
</file>